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  <table:table-cell office:value-type="string" calcext:value-type="string">
            <text:p>m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table:formula="of:=[.B2:.B5]/4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00000" calcext:value-type="float">
            <text:p>2000000</text:p>
          </table:table-cell>
          <table:table-cell table:formula="of:=[.B6:.B9]/4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00000" calcext:value-type="float">
            <text:p>4000000</text:p>
          </table:table-cell>
          <table:table-cell table:formula="of:=[.B10:.B13]/4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00000" calcext:value-type="float">
            <text:p>4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00000" calcext:value-type="float">
            <text:p>4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00000" calcext:value-type="float">
            <text:p>4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09:54:44.269965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37:22.355040460</meta:creation-date>
    <meta:generator>LibreOffice/6.1.3.2$Linux_X86_64 LibreOffice_project/10$Build-2</meta:generator>
    <dc:date>2019-03-01T09:56:52.118748464</dc:date>
    <meta:editing-duration>PT4M6S</meta:editing-duration>
    <meta:editing-cycles>4</meta:editing-cycles>
    <meta:document-statistic meta:table-count="1" meta:cell-count="43" meta:object-count="0"/>
  </office:meta>
</office:document-meta>
</file>